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usaufgabe 4</text:p>
      <text:p text:style-name="Standard"/>
      <text:p text:style-name="Standard">1.Themenwahl:</text:p>
      <text:p text:style-name="Standard"/>
      <text:p text:style-name="Standard">Beschreibung:</text:p>
      <text:p text:style-name="Standard"/>
      <text:p text:style-name="Standard">Im Urlaub kann es sehr schwer sein Entscheidungen zu fällen, wer was machen muss. Beispielsweise bei dem Geschirr abspülen kann es zu Konflikten führen. Es wäre doch viel angenehmer, wenn es eine App oder ähnliches gäbe, die uns diese Zusatzbelastung im Urlaub nimmt. Hierfür sollt ihr ein Programm entwickeln.</text:p>
      <text:p text:style-name="Standard"/>
      <text:p text:style-name="Standard">Anfangs sollen die Spieler mit Namen eingetragen werden. Im folgenden soll man die Möglichkeit haben eine Entscheiden Funktion auszuführen. Diese Funktion soll im Startfall eine Person aus den Teilnehmern zufällig auswählen und diese bekanntgeben. </text:p>
      <text:p text:style-name="Standard">Damit nicht einzelne „Pechvögel“ alle Aufgabe im Urlaub erledigen müssen, soll noch berücksichtigt werden, wenn eine Person 3 Aufgaben zugeteilt bekommen hat fällt sie in der nächsten Entscheidungsrunde aus. </text:p>
      <text:p text:style-name="Standard">(Hierfür kann ein <text:s/>„Aussetzkonto“ angelegt werden, welches die Anzahl speichert.) </text:p>
      <text:p text:style-name="Standard">Aufgaben können unterschiedlich Unangenehm für die Teilnehmer sein, somit soll es maximal einem Teilnehmer möglich sein, diese Runde sicher nicht dran zu kommen, jedoch in der nächsten Runde auf jeden Fall. </text:p>
      <text:p text:style-name="Standard">Um am Ende des Urlaubs feststellen zu können, wer am meisten Aufgaben erledigen musste soll eine Tabelle erstellt werden, bei der ebenso abzulesen ist, wann man wieder eine Runde aussetzen darf.</text:p>
      <text:p text:style-name="Standard"/>
      <text:p text:style-name="Standard">Szenario:</text:p>
      <text:p text:style-name="Standard"/>
      <text:p text:style-name="Standard">Laura, Paul, Nina und Paula probieren das Programm im Urlaub aus. Zu Beginn legen sie ihre Spielprofile an und starten mit 0 erledigten Aufgaben. Anschließend führen sie die Funktion „Entscheiden“ aus und von dem Programm wir Paula als zuständige Person ermittelt. Paula muss die Aufgabe erledigen und ist jetzt mit einem Punkt auf dem Gesamtkonto als auch mit einem Punkt auf dem „Aussetzkonto“ vermerkt. In den folgenden 2 Runden des „Entscheidens“ hat Paula wieder Pech und wird gezogen, zu diesem Zeitpunkt beträgt ihr „Aussetzkonto“ drei Punkte, was zur Folge hat, dass beim nächsten Mal „Entscheiden“ Paula nicht gewählt werden kann (Die drei Punkte auf dem „Aussetzkonto“ müssen nicht nacheinander erfolgen). In der fünften Runde möchte Laura nicht mitspielen, somit wird die Aufgabe nur zwischen Paul, Nina und Paula verteilt, jedoch ist in der sechsten Runde sicher Laura dran. Nach der 14. Runde ist der Urlaub vorbei und sie wollen eine Auswertung haben:</text:p>
      <text:p text:style-name="Standard"/>
      <text:p text:style-name="Standard">Laura 3, Paul 2, Nina 5, Paula 4 Aufgaben erfü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23T14:29:27.16</meta:creation-date>
    <meta:document-statistic meta:table-count="0" meta:image-count="0" meta:object-count="0" meta:page-count="1" meta:paragraph-count="12" meta:word-count="351" meta:character-count="2312"/>
    <dc:date>2019-05-23T15:32:18.04</dc:date>
    <meta:editing-duration>PT14M30S</meta:editing-duration>
    <meta:editing-cycles>1</meta:editing-cycles>
    <meta:generator>OpenOffice/4.1.6$Win32 OpenOffice.org_project/416m1$Build-9790</meta:generator>
  </office:meta>
</office:document-meta>
</file>